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75in" fo:margin-left="0.0208in" table:align="left"/>
    </style:style>
    <style:style style:name="Table1.A" style:family="table-column">
      <style:table-column-properties style:column-width="0.1833in"/>
    </style:style>
    <style:style style:name="Table1.B" style:family="table-column">
      <style:table-column-properties style:column-width="0.2083in"/>
    </style:style>
    <style:style style:name="Table1.C" style:family="table-column">
      <style:table-column-properties style:column-width="0.2in"/>
    </style:style>
    <style:style style:name="Table1.A1" style:family="table-cell">
      <style:table-cell-properties style:writing-mode="page"/>
    </style:style>
    <style:style style:name="Table1.B1" style:family="table-cell" style:data-style-name="N0">
      <style:table-cell-properties style:writing-mode="page"/>
    </style:style>
    <style:style style:name="P1" style:family="paragraph" style:parent-style-name="Standard">
      <style:text-properties officeooo:rsid="000f8214" officeooo:paragraph-rsid="000f8214"/>
    </style:style>
    <style:style style:name="P2" style:family="paragraph" style:parent-style-name="Standard">
      <style:text-properties officeooo:rsid="00110146" officeooo:paragraph-rsid="00110146"/>
    </style:style>
    <style:style style:name="P3" style:family="paragraph" style:parent-style-name="Standard">
      <style:text-properties officeooo:rsid="0011a388" officeooo:paragraph-rsid="0011a388"/>
    </style:style>
    <style:style style:name="P4" style:family="paragraph" style:parent-style-name="Standard">
      <style:text-properties officeooo:rsid="00134797" officeooo:paragraph-rsid="00134797"/>
    </style:style>
    <style:style style:name="P5" style:family="paragraph" style:parent-style-name="Standard">
      <style:text-properties officeooo:paragraph-rsid="00134797"/>
    </style:style>
    <style:style style:name="P6" style:family="paragraph" style:parent-style-name="Standard">
      <style:text-properties officeooo:rsid="00143d76" officeooo:paragraph-rsid="00143d76"/>
    </style:style>
    <style:style style:name="P7" style:family="paragraph" style:parent-style-name="Standard">
      <style:text-properties fo:font-size="18pt" fo:font-weight="bold" officeooo:rsid="000f8214" officeooo:paragraph-rsid="000f8214" style:font-size-asian="18pt" style:font-weight-asian="bold" style:font-size-complex="18pt" style:font-weight-complex="bold"/>
    </style:style>
    <style:style style:name="P8" style:family="paragraph" style:parent-style-name="Standard">
      <style:text-properties fo:font-weight="bold" officeooo:rsid="000f8214" officeooo:paragraph-rsid="000f8214" style:font-weight-asian="bold" style:font-weight-complex="bold"/>
    </style:style>
    <style:style style:name="P9" style:family="paragraph" style:parent-style-name="Standard">
      <style:text-properties officeooo:rsid="001580fe" officeooo:paragraph-rsid="001580fe"/>
    </style:style>
    <style:style style:name="P10" style:family="paragraph" style:parent-style-name="Standard">
      <style:text-properties officeooo:paragraph-rsid="001735b8"/>
    </style:style>
    <style:style style:name="P11" style:family="paragraph" style:parent-style-name="Table_20_Contents">
      <style:paragraph-properties fo:text-align="center" style:justify-single-word="false"/>
      <style:text-properties officeooo:rsid="001333a7" officeooo:paragraph-rsid="001333a7"/>
    </style:style>
    <style:style style:name="P12" style:family="paragraph" style:parent-style-name="Table_20_Contents">
      <style:paragraph-properties fo:text-align="center" style:justify-single-word="false"/>
    </style:style>
    <style:style style:name="P13" style:family="paragraph" style:parent-style-name="Standard">
      <style:text-properties officeooo:rsid="0019ccf5" officeooo:paragraph-rsid="0019ccf5"/>
    </style:style>
    <style:style style:name="P14" style:family="paragraph" style:parent-style-name="Standard">
      <style:text-properties officeooo:rsid="001c7b86" officeooo:paragraph-rsid="001c7b86"/>
    </style:style>
    <style:style style:name="P15" style:family="paragraph" style:parent-style-name="Standard">
      <style:text-properties officeooo:paragraph-rsid="001c7b86"/>
    </style:style>
    <style:style style:name="P16" style:family="paragraph" style:parent-style-name="Standard">
      <style:text-properties officeooo:rsid="001f330e" officeooo:paragraph-rsid="001f330e"/>
    </style:style>
    <style:style style:name="P17" style:family="paragraph" style:parent-style-name="Standard">
      <style:text-properties officeooo:paragraph-rsid="001f330e"/>
    </style:style>
    <style:style style:name="T1" style:family="text">
      <style:text-properties officeooo:rsid="00110146"/>
    </style:style>
    <style:style style:name="T2" style:family="text">
      <style:text-properties officeooo:rsid="0011a388"/>
    </style:style>
    <style:style style:name="T3" style:family="text">
      <style:text-properties officeooo:rsid="00134797"/>
    </style:style>
    <style:style style:name="T4" style:family="text">
      <style:text-properties officeooo:rsid="00143d76"/>
    </style:style>
    <style:style style:name="T5" style:family="text">
      <style:text-properties officeooo:rsid="001735b8"/>
    </style:style>
    <style:style style:name="T6" style:family="text">
      <style:text-properties officeooo:rsid="00185460"/>
    </style:style>
    <style:style style:name="T7" style:family="text">
      <style:text-properties officeooo:rsid="0019ccf5"/>
    </style:style>
    <style:style style:name="T8" style:family="text">
      <style:text-properties officeooo:rsid="001c7b86"/>
    </style:style>
    <style:style style:name="T9" style:family="text">
      <style:text-properties officeooo:rsid="001d8b42"/>
    </style:style>
    <style:style style:name="T10" style:family="text">
      <style:text-properties officeooo:rsid="001f330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actical exercises 1</text:p>
      <text:p text:style-name="P1"/>
      <text:p text:style-name="P8">1.1 Recursion i<text:span text:style-name="T2">n</text:span> C</text:p>
      <text:p text:style-name="P1">a. </text:p>
      <text:p text:style-name="P2">Running the recursive function with the number n = 196,607, yields the sum 2,147,385,344.</text:p>
      <text:p text:style-name="P2"><text:span text:style-name="T2">Incrementing</text:span> n once, yields the sum -2,147,385,344.</text:p>
      <text:p text:style-name="P3">What happens is that the 4 byte integer that holds the sum, is not large enough to store the sum of numbers from 1 to 196,608.</text:p>
      <text:p text:style-name="P3"/>
      <text:p text:style-name="P4">In the table below, we can see the arithmetic operation that is taking place:</text:p>
      <text:p text:style-name="P3"/>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table-row>
          <table:table-cell table:style-name="Table1.A1" office:value-type="string">
            <text:p text:style-name="P12"/>
          </table:table-cell>
          <table:table-cell table:style-name="Table1.B1" office:value-type="float" office:value="0">
            <text:p text:style-name="P11">0</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row>
        <table:table-row>
          <table:table-cell table:style-name="Table1.A1" office:value-type="string">
            <text:p text:style-name="P11">+</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row>
        <table:table-row>
          <table:table-cell table:style-name="Table1.A1" office:value-type="string">
            <text:p text:style-name="P11">=</text:p>
          </table:table-cell>
          <table:table-cell table:style-name="Table1.A1" office:value-type="string">
            <text:p text:style-name="P11">1</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row>
      </table:table>
      <text:p text:style-name="P3"/>
      <text:p text:style-name="P5"><text:span text:style-name="T3">Adding the two numbers </text:span><text:span text:style-name="T1">2,147,385,344 </text:span><text:span text:style-name="T3">and 196,608 leads to the number </text:span><text:bookmark text:name="cwos"/>2,147,581,952, <text:span text:style-name="T4">which is larger than the max value for a 4 byte two’s complement binary number (2,147,483,647) and we get an integer overflow as shown in the table.</text:span></text:p>
      <text:p text:style-name="P5"/>
      <text:p text:style-name="P9">Running the function with extremely large values of n, leads to a segmentation fault, as we run out of space on the stack. We have not researched exactly at which n this happens, <text:span text:style-name="T5">since it depends on what is on the stack before the function call and what is put on the stack every time the function calls itself.</text:span></text:p>
      <text:p text:style-name="P10"><text:span text:style-name="T5">Hence the value of n would, most likely, change when the program is changed, e.g. if adding new local variables to functions that are called before sum() </text:span><text:span text:style-name="T6">is called</text:span><text:span text:style-name="T5">. </text:span><text:span text:style-name="T7">See line 48 in rec_sum.c.</text:span></text:p>
      <text:p text:style-name="P5"/>
      <text:p text:style-name="P6">b.</text:p>
      <text:p text:style-name="P13">Choosing to look at the two local variables in the function print_locals() (defined in line 22 and 23). <text:s text:c="2"/>When printing their addresses, we see that they are 1 byte apart.</text:p>
      <text:p text:style-name="P13"/>
      <text:p text:style-name="P14">c.</text:p>
      <text:p text:style-name="P15"><text:span text:style-name="T8">A</text:span><text:span text:style-name="T9">n initialized</text:span><text:span text:style-name="T8"> global int is located </text:span><text:span text:style-name="T9">in the data segment.</text:span></text:p>
      <text:p text:style-name="P15"/>
      <text:p text:style-name="P16">d.</text:p>
      <text:p text:style-name="P17"><text:span text:style-name="T10">The addresses of local variables in the recursive function decrease with recursion depth because local variables are put on the stack and new variables are pushed to the stack at the end that has lower addresses. The highest address is used for the first variable pushed on the stack, the next gets the address(es) below that on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13:24:18.048772003</meta:creation-date>
    <meta:generator>LibreOffice/6.4.6.2$Linux_X86_64 LibreOffice_project/40$Build-2</meta:generator>
    <dc:date>2021-01-24T00:42:48.178945497</dc:date>
    <meta:editing-duration>PT57M10S</meta:editing-duration>
    <meta:editing-cycles>5</meta:editing-cycles>
    <meta:document-statistic meta:table-count="1" meta:image-count="0" meta:object-count="0" meta:page-count="1" meta:paragraph-count="114" meta:word-count="400" meta:character-count="1784" meta:non-whitespace-character-count="1495"/>
  </office:meta>
</office:document-meta>
</file>